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/>
      <style:text-properties style:font-name="Source Sans Pro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200%"/>
      <style:text-properties style:font-name="Source Sans Pro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Source Sans Pro" fo:font-size="10pt" style:font-size-asian="10pt" style:font-size-complex="10pt"/>
    </style:style>
    <style:style style:name="P5" style:family="paragraph" style:parent-style-name="Listenabsatz" style:list-style-name="L1">
      <style:paragraph-properties fo:line-height="100%"/>
      <style:text-properties style:font-name="Source Sans Pro" fo:font-size="10pt" style:font-size-asian="10pt" style:font-size-complex="10pt"/>
    </style:style>
    <style:style style:name="P6" style:family="paragraph" style:parent-style-name="Listenabsatz" style:list-style-name="L1">
      <style:paragraph-properties fo:line-height="100%"/>
      <style:text-properties style:font-name="Source Sans Pro" fo:font-size="10pt" officeooo:rsid="000fd4b2" officeooo:paragraph-rsid="000fd4b2" style:font-size-asian="10pt" style:font-size-complex="10pt"/>
    </style:style>
    <style:style style:name="P7" style:family="paragraph" style:parent-style-name="Listenabsatz" style:list-style-name="L1">
      <style:paragraph-properties fo:line-height="100%"/>
      <style:text-properties style:font-name="Source Sans Pro" fo:font-size="10pt" officeooo:rsid="000eb65f" officeooo:paragraph-rsid="000eb65f" style:font-size-asian="10pt" style:font-size-complex="10pt"/>
    </style:style>
    <style:style style:name="P8" style:family="paragraph" style:parent-style-name="Listenabsatz" style:list-style-name="L1">
      <style:paragraph-properties fo:line-height="100%"/>
      <style:text-properties style:font-name="Source Sans Pro" fo:font-size="10pt" officeooo:rsid="000ad138" officeooo:paragraph-rsid="000ad138" style:font-size-asian="10pt" style:font-size-complex="10pt"/>
    </style:style>
    <style:style style:name="P9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P10" style:family="paragraph" style:parent-style-name="Standard">
      <style:text-properties officeooo:paragraph-rsid="0012e62c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style:font-name="Source Sans Pro" fo:font-size="10pt" fo:font-style="italic" style:font-size-asian="10pt" style:font-style-asian="italic" style:font-size-complex="10pt"/>
    </style:style>
    <style:style style:name="T4" style:family="text">
      <style:text-properties style:font-name="Source Sans Pro" fo:font-size="11pt" style:font-size-asian="11pt" style:font-size-complex="11pt"/>
    </style:style>
    <style:style style:name="T5" style:family="text">
      <style:text-properties officeooo:rsid="000ad138"/>
    </style:style>
    <style:style style:name="T6" style:family="text">
      <style:text-properties officeooo:rsid="000eb65f"/>
    </style:style>
    <style:style style:name="T7" style:family="text">
      <style:text-properties style:font-name="sans-serif" fo:font-size="7pt" fo:font-style="italic" style:font-size-asian="7pt" style:font-style-asian="italic" style:font-size-complex="7pt"/>
    </style:style>
    <style:style style:name="T8" style:family="text">
      <style:text-properties style:font-name="sans-serif" fo:font-size="7pt" fo:font-style="italic" officeooo:rsid="0008851b" style:font-size-asian="7pt" style:font-style-asian="italic" style:font-size-complex="7pt"/>
    </style:style>
    <style:style style:name="T9" style:family="text">
      <style:text-properties style:font-name="sans-serif" fo:font-size="7pt" fo:font-style="italic" fo:font-weight="bold" style:font-size-asian="7pt" style:font-style-asian="italic" style:font-weight-asian="bold" style:font-size-complex="7pt" style:font-weight-complex="bold"/>
    </style:style>
    <style:style style:name="T10" style:family="text">
      <style:text-properties style:font-name="sans-serif" fo:font-size="7pt" fo:font-style="italic" fo:font-weight="normal" style:font-size-asian="7pt" style:font-style-asian="italic" style:font-weight-asian="normal" style:font-size-complex="7pt" style:font-weight-complex="normal"/>
    </style:style>
    <style:style style:name="T11" style:family="text">
      <style:text-properties style:font-name="sans-serif" fo:font-size="7pt" fo:font-weight="bold" style:font-size-asian="7pt" style:font-weight-asian="bold" style:font-size-complex="7pt" style:font-weight-complex="bold"/>
    </style:style>
    <style:style style:name="T12" style:family="text">
      <style:text-properties officeooo:rsid="0012e62c"/>
    </style:style>
    <style:style style:name="T13" style:family="text">
      <style:text-properties officeooo:rsid="0014c200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3">LABOR</text:span> e.V.<text:line-break/>Alleestraße 50<text:line-break/>44793 Bochum</text:p>
      <text:p text:style-name="P2">Schlüsselordnung und Empfangsbestätigung</text:p>
      <text:p text:style-name="P3">Vorname:<text:tab/><text:tab/>______________________________________________________</text:p>
      <text:p text:style-name="P3">Nachname:<text:tab/><text:tab/>______________________________________________________</text:p>
      <text:p text:style-name="P3">Anschrift:<text:tab/><text:tab/>______________________________________________________</text:p>
      <text:p text:style-name="P3">Telefon/Mail: <text:tab/><text:tab/>______________________________________________________</text:p>
      <text:p text:style-name="P4">Hiermit bestätige ich,</text:p>
      <text:list xml:id="list3943314866" text:style-name="L1">
        <text:list-item>
          <text:p text:style-name="P5">dass die obigen Angaben zu meiner Person korrekt sind.</text:p>
        </text:list-item>
        <text:list-item>
          <text:p text:style-name="P6">unbeschränkt geschäftsfähig zu sein.</text:p>
        </text:list-item>
        <text:list-item>
          <text:p text:style-name="P5">einen <text:span text:style-name="T5">Transponders</text:span>chlüssel für die Räumlichkeiten des <text:span text:style-name="T12">LABOR</text:span> e.V. <text:span text:style-name="T5">registriert zu haben.</text:span></text:p>
        </text:list-item>
        <text:list-item>
          <text:p text:style-name="P7">die Mailingliste orga@das-labor.org zu abonnieren und zu verfolgen.</text:p>
        </text:list-item>
        <text:list-item>
          <text:p text:style-name="P5">die folgenden Hinweise und Nutzungsbestimmungen gelesen und anerkannt zu haben:</text:p>
          <text:list>
            <text:list-item>
              <text:p text:style-name="P5">Bei längerer Abwesenheit vom Labor ist dies dem Verein mitzuteilen.</text:p>
            </text:list-item>
            <text:list-item>
              <text:p text:style-name="P5">Ein Wechsel des Wohnsitzes <text:span text:style-name="T5">oder der Kontaktdaten sind</text:span> dem Labor unverzüglich mitzuteilen.</text:p>
            </text:list-item>
            <text:list-item>
              <text:p text:style-name="P5">Bei Verlust oder Beschädigung des <text:span text:style-name="T5">Transponders</text:span> haftet der Träger für ggf. entstehenden Folgekosten in vollem Umfang.</text:p>
            </text:list-item>
            <text:list-item>
              <text:p text:style-name="P5">Verlust oder Beschädigung des <text:span text:style-name="T5">Transponders</text:span> sind dem Verein unverzüglich mitzuteilen.</text:p>
            </text:list-item>
            <text:list-item>
              <text:p text:style-name="P5">D<text:span text:style-name="T6">ie Zugangsmöglichkeit</text:span> ist nicht weiterzugeben.</text:p>
            </text:list-item>
            <text:list-item>
              <text:p text:style-name="P5">Bei Austritt oder Ausschluss aus dem Verein <text:span text:style-name="T5">wird die Schließberechtigung zurückgezogen.</text:span></text:p>
            </text:list-item>
            <text:list-item>
              <text:p text:style-name="P8">Die Schließberechtigung kann von den Organen des Vereins <text:span text:style-name="T6">(Bootstrap / Vorstand) </text:span>wiederrufen werden.</text:p>
            </text:list-item>
          </text:list>
        </text:list-item>
      </text:list>
      <text:p text:style-name="Standard"><text:span text:style-name="Absatz-Standardschriftart"><text:span text:style-name="T4"><text:tab/>______________________________________________________<text:line-break/><text:tab/></text:span></text:span><text:span text:style-name="Absatz-Standardschriftart"><text:span text:style-name="T3">Datum, Unterschrift</text:span></text:span></text:p>
      <text:p text:style-name="P10"><text:span text:style-name="T11"/></text:p>
      <text:p text:style-name="P10"><text:span text:style-name="T11">Datenschutzerklärung</text:span><text:span text:style-name="Absatz-Standardschriftart"><text:span text:style-name="T9">: </text:span></text:span><text:span text:style-name="Absatz-Standardschriftart"><text:span text:style-name="T10">wiki.das-labor.org/w/LaborWiki:Datenschutz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sans-serif" svg:font-family="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Default" style:family="paragraph">
      <style:paragraph-properties fo:margin-top="0in" fo:margin-bottom="0in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 loext:hyphenation-no-caps="false"/>
    </style:style>
    <style:style style:name="Sprechblasentext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3937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blafoo</meta:initial-creator>
    <meta:creation-date>2015-04-18T13:35:00Z</meta:creation-date>
    <dc:date>2023-04-17T23:43:04.827952702</dc:date>
    <meta:print-date>2016-09-05T21:49:27.704126130</meta:print-date>
    <meta:editing-cycles>11</meta:editing-cycles>
    <meta:editing-duration>PT21H7M4S</meta:editing-duration>
    <meta:document-statistic meta:table-count="0" meta:image-count="0" meta:object-count="0" meta:page-count="1" meta:paragraph-count="22" meta:word-count="158" meta:character-count="1437" meta:non-whitespace-character-count="1306"/>
    <meta:template xlink:type="simple" xlink:actuate="onRequest" xlink:title="" xlink:href="../Formular%20Schlüsselausgabe.odt/Normal"/>
  </office:meta>
</office:document-meta>
</file>